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Lucida Console', Monaco, Liberation, fixed, monospace"/>
    <style:font-face style:name="Arial" svg:font-family="Arial, sans-serif"/>
    <style:font-face style:name="HelveticaNeue-Light" svg:font-family="HelveticaNeue-Light, 'Helvetica Neue Light', 'Helvetica Neue', Helvetica,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1549in" style:rel-width="60%" table:align="left"/>
    </style:style>
    <style:style style:name="Table1.A" style:family="table-column">
      <style:table-column-properties style:column-width="1.05in" style:rel-column-width="9937*"/>
    </style:style>
    <style:style style:name="Table1.B" style:family="table-column">
      <style:table-column-properties style:column-width="3.1049in" style:rel-column-width="29381*"/>
    </style:style>
    <style:style style:name="Table1.A1" style:family="table-cell">
      <style:table-cell-properties style:vertical-align="middle" fo:padding-left="0in" fo:padding-right="0in" fo:padding-top="0.1042in" fo:padding-bottom="0in" fo:border-left="none" fo:border-right="none" fo:border-top="0.75pt solid #000000" fo:border-bottom="none"/>
    </style:style>
    <style:style style:name="Table1.A2" style:family="table-cell">
      <style:table-cell-properties style:vertical-align="middle" fo:padding="0in" fo:border="none"/>
    </style:style>
    <style:style style:name="P1" style:family="paragraph" style:parent-style-name="Text_20_body">
      <style:paragraph-properties fo:margin-left="0in" fo:margin-right="0in" fo:margin-top="0.052in" fo:margin-bottom="0in" loext:contextual-spacing="false" fo:widows="1" fo:text-indent="0in" style:auto-text-indent="false" fo:padding="0in" fo:border="none"/>
      <style:text-properties fo:font-variant="normal" fo:text-transform="none" fo:color="#222222" fo:letter-spacing="normal"/>
    </style:style>
    <style:style style:name="P2" style:family="paragraph" style:parent-style-name="Text_20_body">
      <style:paragraph-properties fo:margin-left="0in" fo:margin-right="0in" fo:margin-top="0.052in" fo:margin-bottom="0in" loext:contextual-spacing="false" fo:widows="1" fo:text-indent="0in" style:auto-text-indent="false" fo:padding="0in" fo:border="none"/>
      <style:text-properties fo:font-variant="normal" fo:text-transform="none" fo:color="#222222" fo:letter-spacing="normal" style:font-name-asian="Arial" style:font-style-asian="normal" style:font-weight-asian="normal"/>
    </style:style>
    <style:style style:name="P3" style:family="paragraph" style:parent-style-name="Text_20_body">
      <style:paragraph-properties fo:margin-left="0in" fo:margin-right="0in" fo:margin-top="0.052in" fo:margin-bottom="0in" loext:contextual-spacing="false" fo:widows="1" fo:text-indent="0in" style:auto-text-indent="false" fo:padding="0in" fo:border="none"/>
      <style:text-properties fo:font-variant="normal" fo:text-transform="none" fo:color="#222222" fo:letter-spacing="normal" fo:background-color="#ffff00" style:font-name-asian="Arial" style:font-style-asian="normal" style:font-weight-asian="normal"/>
    </style:style>
    <style:style style:name="P4" style:family="paragraph" style:parent-style-name="Text_20_body">
      <style:paragraph-properties fo:margin-left="0in" fo:margin-right="0in" fo:margin-top="0in" fo:margin-bottom="0in" loext:contextual-spacing="false" fo:widows="1" fo:text-indent="0in" style:auto-text-indent="false" fo:padding="0in" fo:border="none"/>
    </style:style>
    <style:style style:name="P5" style:family="paragraph" style:parent-style-name="Text_20_body">
      <style:paragraph-properties fo:margin-left="0in" fo:margin-right="0in" fo:margin-top="0in" fo:margin-bottom="0in" loext:contextual-spacing="false" fo:widows="1" fo:text-indent="0in" style:auto-text-indent="false" fo:padding="0in" fo:border="none"/>
      <style:text-properties fo:font-variant="normal" fo:text-transform="none" fo:color="#222222" fo:letter-spacing="normal" style:font-name-asian="Arial" style:font-style-asian="normal" style:font-weight-asian="normal"/>
    </style:style>
    <style:style style:name="P6" style:family="paragraph" style:parent-style-name="Text_20_body">
      <style:paragraph-properties fo:margin-left="0in" fo:margin-right="0in" fo:margin-top="0in" fo:margin-bottom="0in" loext:contextual-spacing="false" fo:widows="1" fo:text-indent="0in" style:auto-text-indent="false" fo:padding="0in" fo:border="none"/>
      <style:text-properties fo:font-variant="normal" fo:text-transform="none" fo:color="#222222" fo:letter-spacing="normal"/>
    </style:style>
    <style:style style:name="P7" style:family="paragraph" style:parent-style-name="Heading_20_2">
      <style:paragraph-properties fo:margin-left="0in" fo:margin-right="0in" fo:margin-top="0in" fo:margin-bottom="0in" loext:contextual-spacing="false" fo:widows="1" fo:text-indent="0in" style:auto-text-indent="false" fo:padding="0in" fo:border="none"/>
      <style:text-properties fo:font-variant="normal" fo:text-transform="none" fo:color="#000000" fo:letter-spacing="normal" style:font-name-asian="HelveticaNeue-Light" style:font-style-asian="normal"/>
    </style:style>
    <style:style style:name="P8" style:family="paragraph" style:parent-style-name="Heading_20_2">
      <style:paragraph-properties fo:margin-left="0in" fo:margin-right="0in" fo:margin-top="0in" fo:margin-bottom="0in" loext:contextual-spacing="false" fo:widows="1" fo:text-indent="0in" style:auto-text-indent="false" fo:padding="0in" fo:border="none"/>
      <style:text-properties fo:font-variant="normal" fo:text-transform="none" fo:color="#000000" fo:font-size="18pt" fo:letter-spacing="normal" style:font-name-asian="HelveticaNeue-Light" style:font-size-asian="18pt" style:font-style-asian="normal" style:font-weight-asian="normal" style:font-size-complex="18pt"/>
    </style:style>
    <style:style style:name="P9" style:family="paragraph" style:parent-style-name="Table_20_Contents">
      <style:paragraph-properties fo:margin-top="0in" fo:margin-bottom="0in" loext:contextual-spacing="false"/>
      <style:text-properties fo:color="#555555"/>
    </style:style>
    <style:style style:name="P10" style:family="paragraph" style:parent-style-name="Table_20_Contents">
      <style:paragraph-properties fo:margin-left="0in" fo:margin-right="0in" fo:margin-top="0in" fo:margin-bottom="0in" loext:contextual-spacing="false" fo:text-indent="0in" style:auto-text-indent="false"/>
      <style:text-properties fo:color="#555555"/>
    </style:style>
    <style:style style:name="P11" style:family="paragraph" style:parent-style-name="Table_20_Heading">
      <style:paragraph-properties fo:margin-left="0in" fo:margin-right="0in" fo:margin-top="0in" fo:margin-bottom="0in" loext:contextual-spacing="false" fo:text-align="start" style:justify-single-word="false" fo:text-indent="0in" style:auto-text-indent="false"/>
      <style:text-properties fo:color="#000000"/>
    </style:style>
    <style:style style:name="P12" style:family="paragraph" style:parent-style-name="Preformatted_20_Text">
      <style:paragraph-properties fo:margin-left="0in" fo:margin-right="0in" fo:margin-top="0in" fo:margin-bottom="0.0626in" loext:contextual-spacing="false" style:line-height-at-least="0.1563in" fo:widows="1" fo:text-indent="0in" style:auto-text-indent="false" fo:padding-left="0.0311in" fo:padding-right="0.1043in" fo:padding-top="0.052in" fo:padding-bottom="0.052in" fo:border="0.06pt solid #cccccc"/>
      <style:text-properties fo:font-variant="normal" fo:text-transform="none" fo:color="#000000" fo:letter-spacing="normal" fo:padding="0in" fo:border="none"/>
    </style:style>
    <style:style style:name="P13" style:family="paragraph" style:parent-style-name="Preformatted_20_Text">
      <style:paragraph-properties fo:margin-top="0in" fo:margin-bottom="0.0626in" loext:contextual-spacing="false" style:line-height-at-least="0.1563in" fo:widows="1" fo:padding-left="0.0311in" fo:padding-right="0.1043in" fo:padding-top="0.052in" fo:padding-bottom="0.052in" fo:border="0.06pt solid #cccccc"/>
      <style:text-properties fo:font-variant="normal" fo:text-transform="none" fo:color="#000000" fo:letter-spacing="normal" fo:padding="0in" fo:border="none"/>
    </style:style>
    <style:style style:name="T1" style:family="text">
      <style:text-properties style:font-name-asian="Arial"/>
    </style:style>
    <style:style style:name="T2" style:family="text">
      <style:text-properties style:font-name-asian="Arial" style:font-style-asian="normal" style:font-weight-asian="normal"/>
    </style:style>
    <style:style style:name="T3" style:family="text">
      <style:text-properties style:font-name-asian="Arial" style:font-weight-asian="normal"/>
    </style:style>
    <style:style style:name="T4" style:family="text">
      <style:text-properties style:font-name-asian="Arial" style:font-size-asian="10.5pt"/>
    </style:style>
    <style:style style:name="T5" style:family="text">
      <style:text-properties style:font-name-asian="Arial" style:font-size-asian="10.5pt" style:font-style-asian="normal" style:font-weight-asian="normal"/>
    </style:style>
    <style:style style:name="T6" style:family="text">
      <style:text-properties style:font-name-asian="Arial" style:font-size-asian="10.5pt" style:font-weight-asian="normal"/>
    </style:style>
    <style:style style:name="T7" style:family="text">
      <style:text-properties fo:font-variant="normal" fo:text-transform="none" fo:color="#222222" fo:letter-spacing="normal" style:font-name-asian="Arial" style:font-style-asian="normal" style:font-weight-asian="normal" fo:padding="0in" fo:border="none"/>
    </style:style>
    <style:style style:name="T8" style:family="text">
      <style:text-properties style:font-name="Arial" fo:font-style="normal" fo:font-weight="normal"/>
    </style:style>
    <style:style style:name="T9" style:family="text">
      <style:text-properties style:font-name="Arial" fo:font-style="normal" fo:font-weight="normal" fo:background-color="#ffff00" loext:char-shading-value="0"/>
    </style:style>
    <style:style style:name="T10" style:family="text">
      <style:text-properties style:font-name="Arial" fo:font-size="10.5pt" fo:font-style="normal" fo:font-weight="normal" style:font-name-asian="Arial" style:font-style-asian="normal" style:font-weight-asian="normal"/>
    </style:style>
    <style:style style:name="T11" style:family="text">
      <style:text-properties fo:background-color="#ffff00" loext:char-shading-value="0" style:font-name-asian="Arial" style:font-style-asian="normal" style:font-weight-asian="normal"/>
    </style:style>
    <style:style style:name="T12" style:family="text">
      <style:text-properties style:font-name="Andale Mono" fo:font-size="8.25pt" fo:font-style="normal" fo:font-weight="normal"/>
    </style:style>
    <style:style style:name="T13" style:family="text">
      <style:text-properties style:font-name-asian="Andale Mono" style:font-size-asian="8.25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trong_20_Emphasis"><text:span text:style-name="T7">信号本质</text:span></text:span></text:p>
      <text:p text:style-name="P5">信号是在软件层次上对中断机制的一种模拟，在原理上，一个进程收到一个信号与处理器收到一个中断请求可以说是一样的。信号是异步的，一个进程不必通过任何操作来等待信号的到达，事实上，进程也不知道信号到底什么时候到达。</text:p>
      <text:p text:style-name="P6"><text:span text:style-name="T2">信号是进程间通信机制中唯一的异步通信机制，可以看作是异步通知，通知接收信号的进程有哪些事情发生了。信号机制经过</text:span><text:span text:style-name="T8">POSIX</text:span><text:span text:style-name="T2">实时扩展后，功能更加强大，除了基本通知功能外，还可以传递附加信息。</text:span></text:p>
      <text:p text:style-name="P4"><text:span text:style-name="Strong_20_Emphasis"><text:span text:style-name="T7">信号来源</text:span></text:span></text:p>
      <text:p text:style-name="P6"><text:span text:style-name="T2">信号事件的发生有</text:span><text:span text:style-name="T11">两个来源</text:span><text:span text:style-name="T2">：硬件来源</text:span><text:span text:style-name="T8">(</text:span><text:span text:style-name="T2">比如我们按下了键盘或者其它硬件故障</text:span><text:span text:style-name="T8">)</text:span><text:span text:style-name="T2">；软件来源，最常用发送信号的系统函数是</text:span><text:span text:style-name="T8">kill, raise, alarm</text:span><text:span text:style-name="T2">和</text:span><text:span text:style-name="T8">setitimer</text:span><text:span text:style-name="T2">以及</text:span><text:span text:style-name="T8">sigqueue</text:span><text:span text:style-name="T2">函数，软件来源还包括一些非法运算等操作。</text:span></text:p>
      <text:p text:style-name="P6"><text:span text:style-name="T2"/></text:p>
      <text:h text:style-name="P7" text:outline-level="2"><text:bookmark text:name="3"/><text:span text:style-name="T3">进程对信号的响应</text:span></text:h>
      <text:p text:style-name="P1"><text:span text:style-name="T2">进程可以通过三种方式来响应一个信号：（</text:span><text:span text:style-name="T8">1</text:span><text:span text:style-name="T2">）忽略信号，即对信号不做任何处理，其中，有两个信号不能忽略：</text:span><text:span text:style-name="T8">SIGKILL</text:span><text:span text:style-name="T2">及</text:span><text:span text:style-name="T8">SIGSTOP</text:span><text:span text:style-name="T2">；（</text:span><text:span text:style-name="T8">2</text:span><text:span text:style-name="T2">）捕捉信号。定义信号处理函数，当信号发生时，执行相应的处理函数；（</text:span><text:span text:style-name="T8">3</text:span><text:span text:style-name="T2">）执行缺省操作，</text:span><text:span text:style-name="T8">Linux</text:span><text:span text:style-name="T2">对每种信号都规定了默认操作，详细情况请参考</text:span><text:span text:style-name="T8">[2]</text:span><text:span text:style-name="T2">以及其它资料。注意，进程对实时信号的缺省反应是进程终止。</text:span></text:p>
      <text:p text:style-name="P6"><text:span text:style-name="T8">Linux</text:span><text:span text:style-name="T2">究竟采用上述三种方式的哪一个来响应信号，取决于传递给相应</text:span><text:span text:style-name="T8">API</text:span><text:span text:style-name="T2">函数的参数。</text:span></text:p>
      <text:p text:style-name="P6"><text:span text:style-name="T2"/></text:p>
      <text:h text:style-name="P7" text:outline-level="2"><text:bookmark text:name="4"/><text:span text:style-name="T3">四、信号的发送</text:span></text:h>
      <text:p text:style-name="P1"><text:span text:style-name="T2">发送信号的主要函数有：</text:span><text:span text:style-name="T8">kill()</text:span><text:span text:style-name="T2">、</text:span><text:span text:style-name="T8">raise()</text:span><text:span text:style-name="T2">、 </text:span><text:span text:style-name="T8">sigqueue()</text:span><text:span text:style-name="T2">、</text:span><text:span text:style-name="T8">alarm()</text:span><text:span text:style-name="T2">、</text:span><text:span text:style-name="T8">setitimer()</text:span><text:span text:style-name="T2">以及</text:span><text:span text:style-name="T8">abort()</text:span><text:span text:style-name="T2">。</text:span></text:p>
      <text:p text:style-name="P6"><text:span text:style-name="T8">1</text:span><text:span text:style-name="T2">、</text:span><text:span text:style-name="T8">kill() <text:line-break/>#include &lt;sys/types.h&gt; <text:line-break/>#include &lt;signal.h&gt; <text:line-break/>int kill(pid_t pid,int signo)</text:span></text:p>
      <table:table table:name="Table1" table:style-name="Table1">
        <table:table-column table:style-name="Table1.A"/>
        <table:table-column table:style-name="Table1.B"/>
        <table:table-header-rows>
          <table:table-row>
            <table:table-cell table:style-name="Table1.A1" office:value-type="string">
              <text:p text:style-name="P11">参数pid的值</text:p>
            </table:table-cell>
            <table:table-cell table:style-name="Table1.A1" office:value-type="string">
              <text:p text:style-name="P11">信号的接收进程</text:p>
            </table:table-cell>
          </table:table-row>
        </table:table-header-rows>
        <table:table-row>
          <table:table-cell table:style-name="Table1.A2" office:value-type="string">
            <text:p text:style-name="P10">pid&gt;0</text:p>
          </table:table-cell>
          <table:table-cell table:style-name="Table1.A2" office:value-type="string">
            <text:p text:style-name="P10">进程ID为pid的进程</text:p>
          </table:table-cell>
        </table:table-row>
        <table:table-row>
          <table:table-cell table:style-name="Table1.A2" office:value-type="string">
            <text:p text:style-name="P10">pid=0</text:p>
          </table:table-cell>
          <table:table-cell table:style-name="Table1.A2" office:value-type="string">
            <text:p text:style-name="P10">同一个进程组的进程</text:p>
          </table:table-cell>
        </table:table-row>
        <table:table-row>
          <table:table-cell table:style-name="Table1.A2" office:value-type="string">
            <text:p text:style-name="P10">pid&lt;0 pid!=-1</text:p>
          </table:table-cell>
          <table:table-cell table:style-name="Table1.A2" office:value-type="string">
            <text:p text:style-name="P10">进程组ID为 -pid的所有进程</text:p>
          </table:table-cell>
        </table:table-row>
        <table:table-row>
          <table:table-cell table:style-name="Table1.A2" office:value-type="string">
            <text:p text:style-name="P10">pid=-1</text:p>
          </table:table-cell>
          <table:table-cell table:style-name="Table1.A2" office:value-type="string">
            <text:p text:style-name="P9">除发送进程自身外，所有进程ID大于1的进程</text:p>
          </table:table-cell>
        </table:table-row>
      </table:table>
      <text:p text:style-name="P6"><text:span text:style-name="T8">Sinno</text:span><text:span text:style-name="T2">是信号值，当为</text:span><text:span text:style-name="T8">0</text:span><text:span text:style-name="T2">时（即空信号），实际不发送任何信号，但照常进行错误检查，因此，可用于检查目标进程是否存在，以及当前进程是否具有向目标发送信号的权限（</text:span><text:span text:style-name="T8">root</text:span><text:span text:style-name="T2">权限的进程可以向任何进程发送信号，非</text:span><text:span text:style-name="T8">root</text:span><text:span text:style-name="T2">权限的进程只能向属于同一个</text:span><text:span text:style-name="T8">session</text:span><text:span text:style-name="T2">或者同一个用户的进程发送信号）。</text:span></text:p>
      <text:p text:style-name="P6"><text:span text:style-name="T8">Kill()</text:span><text:span text:style-name="T2">最常用于</text:span><text:span text:style-name="T8">pid&gt;0</text:span><text:span text:style-name="T2">时的信号发送，调用成功返回 </text:span><text:span text:style-name="T8">0</text:span><text:span text:style-name="T2">； 否则，返回 </text:span><text:span text:style-name="T8">-1</text:span><text:span text:style-name="T2">。 注：对于</text:span><text:span text:style-name="T8">pid&lt;0</text:span><text:span text:style-name="T2">时的情况，对于哪些进程将接受信号，各种版本说法不一，其实很简单，参阅内核源码</text:span><text:span text:style-name="T8">kernal/signal.c</text:span><text:span text:style-name="T2">即可，上表中的规则是参考</text:span><text:span text:style-name="T8">red hat 7.2</text:span><text:span text:style-name="T2">。</text:span></text:p>
      <text:p text:style-name="P6"><text:span text:style-name="T2"/></text:p>
      <text:p text:style-name="P6"><text:span text:style-name="T10">4</text:span><text:span text:style-name="T5">、</text:span><text:span text:style-name="T10">alarm</text:span><text:span text:style-name="T5">（） </text:span><text:span text:style-name="T2"><text:line-break/></text:span><text:span text:style-name="T10">#include &lt;unistd.h&gt; </text:span><text:span text:style-name="T2"><text:line-break/></text:span><text:span text:style-name="T10">unsigned int alarm(unsigned int seconds) </text:span><text:span text:style-name="T2"><text:line-break/></text:span><text:span text:style-name="T5">专门为</text:span><text:span text:style-name="T10">SIGALRM</text:span><text:span text:style-name="T5">信号而设，在指定的时间</text:span><text:span text:style-name="T10">seconds</text:span><text:span text:style-name="T5">秒后，将向进程本身发送</text:span><text:span text:style-name="T10">SIGALRM</text:span><text:span text:style-name="T5">信号，又称为闹钟时间。进程调用</text:span><text:span text:style-name="T10">alarm</text:span><text:span text:style-name="T5">后，任何以前的</text:span><text:span text:style-name="T10">alarm()</text:span><text:span text:style-name="T5">调用都将无效。如果参数</text:span><text:span text:style-name="T10">seconds</text:span><text:span text:style-name="T5">为零，那么进程内将不再包含任何闹钟时间。 </text:span><text:span text:style-name="T2"><text:line-break/></text:span><text:span text:style-name="T5">返回值，如果调用</text:span><text:span text:style-name="T10">alarm</text:span><text:span text:style-name="T5">（）前，进程中已经设置了闹钟时间，则返回上一个闹钟时间的剩余时间，否则返</text:span><text:soft-page-break/><text:span text:style-name="T5">回</text:span><text:span text:style-name="T10">0</text:span><text:span text:style-name="T5">。</text:span></text:p>
      <text:p text:style-name="P6"><text:span text:style-name="T5"/></text:p>
      <text:h text:style-name="P8" text:outline-level="2"><text:bookmark text:name="5"/><text:span text:style-name="T1">五、信号的安装（设置信号关联动作）</text:span></text:h>
      <text:p text:style-name="P3">如果进程要处理某一信号，那么就要在进程中安装该信号。安装信号主要用来确定信号值及进程针对该信号值的动作之间的映射关系，即进程将要处理哪个信号；该信号被传递给进程时，将执行何种操作。</text:p>
      <text:p text:style-name="P6"><text:span text:style-name="T8">linux</text:span><text:span text:style-name="T2">主要有两个函数实现信号的安装：</text:span><text:span text:style-name="T8">signal()</text:span><text:span text:style-name="T2">、</text:span><text:span text:style-name="T8">sigaction()</text:span><text:span text:style-name="T2">。其中</text:span><text:span text:style-name="T8">signal()</text:span><text:span text:style-name="T2">在可靠信号系统调用的基础上实现</text:span><text:span text:style-name="T8">, </text:span><text:span text:style-name="T2">是库函数。它只有两个参数，不支持信号传递信息，主要是用于前</text:span><text:span text:style-name="T8">32</text:span><text:span text:style-name="T2">种非实时信号的安装；而</text:span><text:span text:style-name="T8">sigaction()</text:span><text:span text:style-name="T2">是较新的函数（由两个系统调用实现：</text:span><text:span text:style-name="T8">sys_signal</text:span><text:span text:style-name="T2">以及</text:span><text:span text:style-name="T8">sys_rt_sigaction</text:span><text:span text:style-name="T2">），有三个参数，支持信号传递信息，主要用来与 </text:span><text:span text:style-name="T8">sigqueue() </text:span><text:span text:style-name="T2">系统调用配合使用，当然，</text:span><text:span text:style-name="T8">sigaction()</text:span><text:span text:style-name="T2">同样支持非实时信号的安装。</text:span><text:span text:style-name="T8">sigaction()</text:span><text:span text:style-name="T2">优于</text:span><text:span text:style-name="T8">signal()</text:span><text:span text:style-name="T2">主要体现在支持信号带有参数。</text:span></text:p>
      <text:p text:style-name="P6"><text:span text:style-name="T8">1</text:span><text:span text:style-name="T2">、</text:span><text:span text:style-name="T8">signal() <text:line-break/>#include &lt;signal.h&gt; <text:line-break/>void (*signal(int signum, void (*handler))(int)))(int); <text:line-break/></text:span><text:span text:style-name="T2">如果该函数原型不容易理解的话，可以参考下面的分解方式来理解： </text:span><text:span text:style-name="T8"><text:line-break/>typedef void (*sighandler_t)(int)</text:span><text:span text:style-name="T2">； </text:span><text:span text:style-name="T8"><text:line-break/>sighandler_t signal(int signum, sighandler_t handler)); <text:line-break/></text:span><text:span text:style-name="T2">第一个参数指定信号的值，第二个参数指定针对前面信号值的处理，可以忽略该信号（参数设为</text:span><text:span text:style-name="T8">SIG_IGN</text:span><text:span text:style-name="T2">）；可以采用系统默认方式处理信号</text:span><text:span text:style-name="T8">(</text:span><text:span text:style-name="T2">参数设为</text:span><text:span text:style-name="T8">SIG_DFL)</text:span><text:span text:style-name="T2">；也可以自己实现处理方式</text:span><text:span text:style-name="T8">(</text:span><text:span text:style-name="T2">参数指定一个函数地址</text:span><text:span text:style-name="T8">)</text:span><text:span text:style-name="T2">。 </text:span><text:span text:style-name="T8"><text:line-break/></text:span><text:span text:style-name="T2">如果</text:span><text:span text:style-name="T8">signal()</text:span><text:span text:style-name="T2">调用成功，返回最后一次为安装信号</text:span><text:span text:style-name="T8">signum</text:span><text:span text:style-name="T2">而调用</text:span><text:span text:style-name="T8">signal()</text:span><text:span text:style-name="T2">时的</text:span><text:span text:style-name="T8">handler</text:span><text:span text:style-name="T2">值；失败则返回</text:span><text:span text:style-name="T8">SIG_ERR</text:span><text:span text:style-name="T2">。</text:span></text:p>
      <text:p text:style-name="P6"><text:span text:style-name="T8">2</text:span><text:span text:style-name="T2">、</text:span><text:span text:style-name="T8">sigaction() <text:line-break/>#include &lt;signal.h&gt; <text:line-break/>int sigaction(int signum,const struct sigaction *act,struct sigaction *oldact));</text:span></text:p>
      <text:p text:style-name="P6"><text:span text:style-name="T8">sigaction</text:span><text:span text:style-name="T2">函数用于改变进程接收到特定信号后的行为。该函数的第一个参数为信号的值，可以为</text:span><text:span text:style-name="T11">除</text:span><text:span text:style-name="T9">SIGKILL</text:span><text:span text:style-name="T11">及</text:span><text:span text:style-name="T9">SIGSTOP</text:span><text:span text:style-name="T11">外</text:span><text:span text:style-name="T2">的任何一个特定有效的信号（为这两个信号定义自己的处理函数，将导致信号安装错误）。第二个参数是指向结构</text:span><text:span text:style-name="T8">sigaction</text:span><text:span text:style-name="T2">的一个实例的指针，在结构</text:span><text:span text:style-name="T8">sigaction</text:span><text:span text:style-name="T2">的实例中，指定了对特定信号的处理，可以为空，进程会以缺省方式对信号处理；第三个参数</text:span><text:span text:style-name="T8">oldact</text:span><text:span text:style-name="T2">指向的对象用来保存原来对相应信号的处理，可指定</text:span><text:span text:style-name="T8">oldact</text:span><text:span text:style-name="T2">为</text:span><text:span text:style-name="T8">NULL</text:span><text:span text:style-name="T2">。如果把第二、第三个参数都设为</text:span><text:span text:style-name="T8">NULL</text:span><text:span text:style-name="T2">，那么该函数可用于检查信号的有效性。</text:span></text:p>
      <text:p text:style-name="P5">第二个参数最为重要，其中包含了对指定信号的处理、信号所传递的信息、信号处理函数执行过程中应屏蔽掉哪些函数等等。</text:p>
      <text:p text:style-name="P5"><text:span text:style-name="T8">sigaction</text:span>结构定义如下：</text:p>
      <text:p text:style-name="P12"><text:s/><text:span text:style-name="T12">struct sigaction {</text:span></text:p>
      <text:p text:style-name="P13"><text:s text:c="10"/><text:span text:style-name="T12">union{</text:span></text:p>
      <text:p text:style-name="P13"><text:s text:c="12"/><text:span text:style-name="T12">__sighandler_t _sa_handler;</text:span></text:p>
      <text:p text:style-name="P13"><text:s text:c="12"/><text:span text:style-name="T12">void (*_sa_sigaction)(int,struct siginfo *, void *)</text:span><text:span text:style-name="T13">；</text:span></text:p>
      <text:p text:style-name="P13"><text:s text:c="12"/><text:span text:style-name="T12">}_u</text:span></text:p>
      <text:p text:style-name="P13"><text:s text:c="21"/><text:span text:style-name="T12">sigset_t sa_mask</text:span><text:span text:style-name="T13">；</text:span></text:p>
      <text:p text:style-name="P13"><text:s text:c="20"/><text:span text:style-name="T12">unsigned long sa_flags</text:span><text:span text:style-name="T13">； </text:span></text:p>
      <text:p text:style-name="P13"><text:s text:c="18"/><text:span text:style-name="T12">void (*sa_restorer)(void)</text:span><text:span text:style-name="T13">；</text:span></text:p>
      <text:p text:style-name="P13"><text:soft-page-break/><text:s text:c="18"/><text:span text:style-name="T12">}</text:span></text:p>
      <text:p text:style-name="P6"><text:span text:style-name="T2">其中，</text:span><text:span text:style-name="T8">sa_restorer</text:span><text:span text:style-name="T2">，已过时，</text:span><text:span text:style-name="T8">POSIX</text:span><text:span text:style-name="T2">不支持它，不应再被使用。</text:span></text:p>
      <text:p text:style-name="P6"><text:span text:style-name="T8">1</text:span><text:span text:style-name="T2">、联合数据结构中的两个元素</text:span><text:span text:style-name="T8">_sa_handler</text:span><text:span text:style-name="T2">以及</text:span><text:span text:style-name="T8">*_sa_sigaction</text:span><text:span text:style-name="T2">指定信号关联函数，即用户指定的信号处理函数。除了可以是用户自定义的处理函数外，还可以为</text:span><text:span text:style-name="T8">SIG_DFL(</text:span><text:span text:style-name="T2">采用缺省的处理方式</text:span><text:span text:style-name="T8">)</text:span><text:span text:style-name="T2">，也可以为</text:span><text:span text:style-name="T8">SIG_IGN</text:span><text:span text:style-name="T2">（忽略信号）。</text:span></text:p>
      <text:p text:style-name="P6"><text:span text:style-name="T8">2</text:span><text:span text:style-name="T2">、由</text:span><text:span text:style-name="T8">_sa_handler</text:span><text:span text:style-name="T2">指定的处理函数只有一个参数，即信号值，所以信号不能传递除信号值之外的任何信息；由</text:span><text:span text:style-name="T8">_sa_sigaction</text:span><text:span text:style-name="T2">是指定的信号处理函数带有三个参数，是为实时信号而设的（当然同样支持非实时信号），它指定一个</text:span><text:span text:style-name="T8">3</text:span><text:span text:style-name="T2">参数信号处理函数。第一个参数为信号值，第三个参数没有使用（</text:span><text:span text:style-name="T8">posix</text:span><text:span text:style-name="T2">没有规范使用该参数的标准），第二个参数是指向</text:span><text:span text:style-name="T8">siginfo_t</text:span><text:span text:style-name="T2">结构的指针，结构中包含信号携带的数据值</text:span></text:p>
      <text:p text:style-name="P5"/>
      <text:p text:style-name="P5"><text:span text:style-name="T6"/></text:p>
      <text:p text:style-name="P6"><text:span text:style-name="T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Lucida Console', Monaco, Liberation, fixed, monospace"/>
    <style:font-face style:name="Arial" svg:font-family="Arial, sans-serif"/>
    <style:font-face style:name="HelveticaNeue-Light" svg:font-family="HelveticaNeue-Light, 'Helvetica Neue Light', 'Helvetica Neue', Helvetica,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uxu </meta:initial-creator>
    <meta:creation-date>2016-01-05T14:53:00.915645364</meta:creation-date>
    <dc:date>2016-01-05T17:56:37.793518540</dc:date>
    <dc:creator>tuxu </dc:creator>
    <meta:editing-duration>PT2H48M26S</meta:editing-duration>
    <meta:editing-cycles>1</meta:editing-cycles>
    <meta:document-statistic meta:table-count="1" meta:image-count="0" meta:object-count="0" meta:page-count="3" meta:paragraph-count="44" meta:word-count="1973" meta:character-count="3174" meta:non-whitespace-character-count="2962"/>
    <meta:generator>LibreOffice/4.4.3.2$Linux_x86 LibreOffice_project/40m0$Build-2</meta:generator>
  </office:meta>
</office:document-meta>
</file>